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2324" officeooo:paragraph-rsid="00054a1f"/>
    </style:style>
    <style:style style:name="P2" style:family="paragraph" style:parent-style-name="Standard">
      <style:text-properties officeooo:rsid="00102324" officeooo:paragraph-rsid="00054a1f"/>
    </style:style>
    <style:style style:name="P3" style:family="paragraph" style:parent-style-name="Standard">
      <style:paragraph-properties fo:text-align="center" style:justify-single-word="false"/>
      <style:text-properties officeooo:rsid="00054a1f" officeooo:paragraph-rsid="00054a1f"/>
    </style:style>
    <style:style style:name="P4" style:family="paragraph" style:parent-style-name="Standard">
      <style:paragraph-properties fo:text-align="start" style:justify-single-word="false"/>
      <style:text-properties officeooo:rsid="00054a1f" officeooo:paragraph-rsid="00054a1f"/>
    </style:style>
    <style:style style:name="P5" style:family="paragraph" style:parent-style-name="Standard">
      <style:paragraph-properties fo:text-align="start" style:justify-single-word="false"/>
      <style:text-properties officeooo:rsid="000616d0" officeooo:paragraph-rsid="000616d0"/>
    </style:style>
    <style:style style:name="P6" style:family="paragraph" style:parent-style-name="Standard">
      <style:paragraph-properties fo:text-align="start" style:justify-single-word="false"/>
      <style:text-properties officeooo:rsid="00074d44" officeooo:paragraph-rsid="00074d44"/>
    </style:style>
    <style:style style:name="P7" style:family="paragraph" style:parent-style-name="Standard">
      <style:paragraph-properties fo:text-align="start" style:justify-single-word="false"/>
      <style:text-properties officeooo:rsid="0007eb78" officeooo:paragraph-rsid="0007eb78"/>
    </style:style>
    <style:style style:name="P8" style:family="paragraph" style:parent-style-name="Standard">
      <style:paragraph-properties fo:text-align="start" style:justify-single-word="false"/>
      <style:text-properties officeooo:rsid="000863e9" officeooo:paragraph-rsid="000863e9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rsid="000863e9" officeooo:paragraph-rsid="000863e9"/>
    </style:style>
    <style:style style:name="T1" style:family="text">
      <style:text-properties officeooo:rsid="000616d0"/>
    </style:style>
    <style:style style:name="T2" style:family="text">
      <style:text-properties officeooo:rsid="00074d44"/>
    </style:style>
    <style:style style:name="T3" style:family="text">
      <style:text-properties fo:font-variant="normal" fo:text-transform="none" fo:color="#880000" style:font-name="Droid Sans Mono" fo:font-size="7.19999980926514pt" fo:letter-spacing="normal" fo:font-style="normal" fo:font-weight="normal"/>
    </style:style>
    <style:style style:name="T4" style:family="text">
      <style:text-properties fo:font-variant="normal" fo:text-transform="none" fo:color="#880000" style:text-line-through-style="none" style:text-line-through-type="none" style:font-name="Droid Sans Mono" fo:font-size="7.19999980926514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88" style:font-name="Droid Sans Mono" fo:font-size="7.19999980926514pt" fo:letter-spacing="normal" fo:font-style="normal" fo:font-weight="normal"/>
    </style:style>
    <style:style style:name="T6" style:family="text">
      <style:text-properties fo:font-variant="normal" fo:text-transform="none" fo:color="#000000" style:font-name="Droid Sans Mono" fo:font-size="7.19999980926514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660066" style:text-line-through-style="none" style:text-line-through-type="none" style:font-name="Droid Sans Mono" fo:font-size="7.19999980926514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666600" style:font-name="Droid Sans Mono" fo:font-size="7.19999980926514pt" fo:letter-spacing="normal" fo:font-style="normal" fo:font-weight="normal"/>
    </style:style>
    <style:style style:name="T10" style:family="text">
      <style:text-properties officeooo:rsid="0007eb78"/>
    </style:style>
    <style:style style:name="T11" style:family="text">
      <style:text-properties officeooo:rsid="00086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ESSY</text:p>
      <text:p text:style-name="P2">THOMAS</text:p>
      <text:p text:style-name="P1">My Angular</text:p>
      <text:p text:style-name="P3">TP-2</text:p>
      <text:p text:style-name="P3"/>
      <text:p text:style-name="P4">Dans ce TP, nous avons créer un tableau de dix héros, nous les avons afficher en utilisant *ngfor permettant d’<text:span text:style-name="T1">itérer les éléments du tableau puis de les afficher.</text:span></text:p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text:span text:style-name="T3">&lt;li *</text:span><text:a xlink:type="simple" xlink:href="https://angular.io/api/common/NgForOf" text:style-name="Internet_20_link" text:visited-style-name="Visited_20_Internet_20_Link"><text:span text:style-name="T4">ngFor</text:span></text:a><text:span text:style-name="T3">="let hero of heroes"&gt; {{ hero }} &lt;/li&gt;</text:span> </text:p>
          </table:table-cell>
        </table:table-row>
      </table:table>
      <text:p text:style-name="P4"/>
      <text:p text:style-name="P4"/>
      <text:p text:style-name="P5">Ensuite on écrit la page de styles pour les héros</text:p>
      <text:p text:style-name="P5">Maintenant, on créer un composant permettant d’afficher les détails des <text:span text:style-name="T2">héros.</text:span></text:p>
      <text:p text:style-name="P6">Pour cela, nous allons utilisé <text:span text:style-name="T10">l’événement click et onSelect pour obtenir ce que l’on souhaite lorsque l’on clique sur le hero</text:span>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(click)="onSelect(hero)</text:p>
          </table:table-cell>
        </table:table-row>
      </table:table>
      <text:p text:style-name="P6"/>
      <text:p text:style-name="P7">Puis ajoutez les événements au gestionnaires d’événement</text:p>
      <text:p text:style-name="P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selectedHero: Hero;</text:p>
            <text:p text:style-name="P9"/>
            <text:p text:style-name="P9">onSelect(hero: Hero): void {</text:p>
            <text:p text:style-name="P9"><text:s text:c="2"/>this.selectedHero = hero;</text:p>
            <text:p text:style-name="P9">}</text:p>
          </table:table-cell>
        </table:table-row>
      </table:table>
      <text:p text:style-name="P7"/>
      <text:p text:style-name="P7"/>
      <text:p text:style-name="P7">c) on renomme hero en selectedHero</text:p>
      <text:p text:style-name="P7"/>
      <text:p text:style-name="P7">d) <text:span text:style-name="T11">Maintenant nous testion *ngIf, mais une erreur ce produit mais si on clique sur un des éléments, l’application refonctionne.</text:span></text:p>
      <text:p text:style-name="P8">Cela n’a pas fonctionné à cause de SelectedHero qui ne fut pas défini à la conception de la page.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<text:span text:style-name="T5">&lt;div</text:span><text:span text:style-name="T7"> </text:span><text:span text:style-name="T6">*</text:span><text:a xlink:type="simple" xlink:href="https://angular.io/api/common/NgIf" text:style-name="Internet_20_link" text:visited-style-name="Visited_20_Internet_20_Link"><text:span text:style-name="T8">ngIf</text:span></text:a><text:span text:style-name="T9">=</text:span><text:span text:style-name="T3">"selectedHero"</text:span><text:span text:style-name="T5">&gt;</text:span> </text:p>
          </table:table-cell>
        </table:table-row>
      </table:table>
      <text:p text:style-name="P8">Si on défini selectedHero, alors le problème est réglé.</text:p>
      <text:p text:style-name="P8">Ensuite on sélectionne la feuille de style du héros avec une liaison de classe</text:p>
      <text:p text:style-name="P8"/>
      <text:p text:style-name="P8">Pour conclure :</text:p>
      <text:p text:style-name="P8">- L'application Tour of Heroes affiche une liste de héros dans une vue Maître / Détail.</text:p>
      <text:p text:style-name="P8">- L'utilisateur peut sélectionner un héros dans la liste et voir les détails de ce héros.</text:p>
      <text:p text:style-name="P8">- Vous avez utilisé *ngFor pour afficher une liste.</text:p>
      <text:p text:style-name="P8">- Vous avez utilisé *ngIf pour inclure ou exclure un bloc HTML de manière conditionnelle.</text:p>
      <text:p text:style-name="P8">- Vous pouvez basculer une classe de style CSS avec une liaison de classe.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9:36:33.099000000</meta:creation-date>
    <dc:date>2018-12-22T16:27:05.015000000</dc:date>
    <meta:editing-duration>PT1H47M39S</meta:editing-duration>
    <meta:editing-cycles>3</meta:editing-cycles>
    <meta:generator>LibreOffice/6.0.7.3$Windows_X86_64 LibreOffice_project/dc89aa7a9eabfd848af146d5086077aeed2ae4a5</meta:generator>
    <meta:document-statistic meta:table-count="4" meta:image-count="0" meta:object-count="0" meta:page-count="1" meta:paragraph-count="27" meta:word-count="245" meta:character-count="1469" meta:non-whitespace-character-count="1247"/>
  </office:meta>
</office:document-meta>
</file>